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style:font-name="Arial"/>
    </style:style>
    <style:style style:name="P2" style:family="paragraph" style:parent-style-name="Text_20_body">
      <style:paragraph-properties fo:margin-left="0cm" fo:margin-right="0cm" fo:text-indent="0cm" style:auto-text-indent="false"/>
      <style:text-properties style:font-name="Arial"/>
    </style:style>
    <style:style style:name="P3" style:family="paragraph" style:parent-style-name="Heading_20_4">
      <style:paragraph-properties fo:margin-left="0cm" fo:margin-right="0cm" fo:text-indent="0cm" style:auto-text-indent="false"/>
      <style:text-properties style:font-name="Arial"/>
    </style:style>
    <style:style style:name="P4" style:family="paragraph" style:parent-style-name="Text_20_body" style:list-style-name="L1">
      <style:paragraph-properties fo:margin-left="0cm" fo:margin-right="0cm" fo:margin-top="0cm" fo:margin-bottom="0cm" style:contextual-spacing="false" fo:text-indent="0cm" style:auto-text-indent="false"/>
      <style:text-properties style:font-name="Arial"/>
    </style:style>
    <style:style style:name="P5" style:family="paragraph" style:parent-style-name="Text_20_body" style:list-style-name="L1">
      <style:paragraph-properties fo:margin-left="0cm" fo:margin-right="0cm" fo:text-indent="0cm" style:auto-text-indent="false"/>
      <style:text-properties style:font-name="Arial"/>
    </style:style>
    <style:style style:name="P6" style:family="paragraph" style:parent-style-name="Text_20_body" style:list-style-name="L2">
      <style:paragraph-properties fo:margin-left="0cm" fo:margin-right="0cm" fo:margin-top="0cm" fo:margin-bottom="0cm" style:contextual-spacing="false" fo:text-indent="0cm" style:auto-text-indent="false"/>
      <style:text-properties style:font-name="Arial"/>
    </style:style>
    <style:style style:name="P7" style:family="paragraph" style:parent-style-name="Text_20_body" style:list-style-name="L2">
      <style:paragraph-properties fo:margin-left="0cm" fo:margin-right="0cm" fo:text-indent="0cm" style:auto-text-indent="false"/>
      <style:text-properties style:font-name="Arial"/>
    </style:style>
    <style:style style:name="P8" style:family="paragraph" style:parent-style-name="Text_20_body" style:list-style-name="L3">
      <style:paragraph-properties fo:margin-left="0cm" fo:margin-right="0cm" fo:margin-top="0cm" fo:margin-bottom="0cm" style:contextual-spacing="false" fo:text-indent="0cm" style:auto-text-indent="false"/>
      <style:text-properties style:font-name="Arial"/>
    </style:style>
    <style:style style:name="P9" style:family="paragraph" style:parent-style-name="Text_20_body" style:list-style-name="L3">
      <style:paragraph-properties fo:margin-left="0cm" fo:margin-right="0cm" fo:text-indent="0cm" style:auto-text-indent="false"/>
      <style:text-properties style:font-name="Arial"/>
    </style:style>
    <style:style style:name="P10" style:family="paragraph" style:parent-style-name="Text_20_body" style:list-style-name="L4">
      <style:paragraph-properties fo:margin-left="0cm" fo:margin-right="0cm" fo:margin-top="0cm" fo:margin-bottom="0cm" style:contextual-spacing="false" fo:text-indent="0cm" style:auto-text-indent="false"/>
      <style:text-properties style:font-name="Arial"/>
    </style:style>
    <style:style style:name="P11" style:family="paragraph" style:parent-style-name="Text_20_body" style:list-style-name="L4">
      <style:paragraph-properties fo:margin-left="0cm" fo:margin-right="0cm" fo:text-indent="0cm" style:auto-text-indent="false"/>
      <style:text-properties style:font-name="Arial"/>
    </style:style>
    <style:style style:name="P12" style:family="paragraph" style:parent-style-name="Heading_20_3">
      <style:paragraph-properties fo:margin-left="0cm" fo:margin-right="0cm" fo:text-indent="0cm" style:auto-text-indent="false"/>
      <style:text-properties style:font-name="Arial"/>
    </style:style>
    <style:style style:name="P13" style:family="paragraph" style:parent-style-name="Text_20_body" style:list-style-name="L5">
      <style:paragraph-properties fo:margin-left="0cm" fo:margin-right="0cm" fo:margin-top="0cm" fo:margin-bottom="0cm" style:contextual-spacing="false" fo:text-indent="0cm" style:auto-text-indent="false"/>
      <style:text-properties style:font-name="Arial"/>
    </style:style>
    <style:style style:name="P14" style:family="paragraph" style:parent-style-name="Text_20_body" style:list-style-name="L5">
      <style:paragraph-properties fo:margin-left="0cm" fo:margin-right="0cm" fo:text-indent="0cm" style:auto-text-indent="false"/>
      <style:text-properties style:font-name="Arial"/>
    </style:style>
    <style:style style:name="P15" style:family="paragraph" style:parent-style-name="Text_20_body" style:list-style-name="L6">
      <style:paragraph-properties fo:margin-left="0cm" fo:margin-right="0cm" fo:margin-top="0cm" fo:margin-bottom="0cm" style:contextual-spacing="false" fo:text-indent="0cm" style:auto-text-indent="false"/>
      <style:text-properties style:font-name="Arial"/>
    </style:style>
    <style:style style:name="P16" style:family="paragraph" style:parent-style-name="Text_20_body" style:list-style-name="L6">
      <style:paragraph-properties fo:margin-left="0cm" fo:margin-right="0cm" fo:text-indent="0cm" style:auto-text-indent="false"/>
      <style:text-properties style:font-name="Arial"/>
    </style:style>
    <style:style style:name="P17" style:family="paragraph" style:parent-style-name="Text_20_body" style:list-style-name="L7">
      <style:paragraph-properties fo:margin-left="0cm" fo:margin-right="0cm" fo:margin-top="0cm" fo:margin-bottom="0cm" style:contextual-spacing="false" fo:text-indent="0cm" style:auto-text-indent="false"/>
      <style:text-properties style:font-name="Arial"/>
    </style:style>
    <style:style style:name="P18" style:family="paragraph" style:parent-style-name="Text_20_body" style:list-style-name="L7">
      <style:paragraph-properties fo:margin-left="0cm" fo:margin-right="0cm" fo:text-indent="0cm" style:auto-text-indent="false"/>
      <style:text-properties style:font-name="Arial"/>
    </style:style>
    <style:style style:name="P19" style:family="paragraph" style:parent-style-name="Text_20_body" style:list-style-name="L8">
      <style:paragraph-properties fo:margin-left="0cm" fo:margin-right="0cm" fo:margin-top="0cm" fo:margin-bottom="0cm" style:contextual-spacing="false" fo:text-indent="0cm" style:auto-text-indent="false"/>
    </style:style>
    <style:style style:name="P20" style:family="paragraph" style:parent-style-name="Text_20_body" style:list-style-name="L8">
      <style:paragraph-properties fo:margin-left="0cm" fo:margin-right="0cm" fo:margin-top="0cm" fo:margin-bottom="0cm" style:contextual-spacing="false" fo:text-indent="0cm" style:auto-text-indent="false"/>
      <style:text-properties style:font-name="Arial"/>
    </style:style>
    <style:style style:name="P21" style:family="paragraph" style:parent-style-name="Text_20_body" style:list-style-name="L8">
      <style:paragraph-properties fo:margin-left="0cm" fo:margin-right="0cm" fo:text-indent="0cm" style:auto-text-indent="false"/>
      <style:text-properties style:font-name="Arial"/>
    </style:style>
    <style:style style:name="P22" style:family="paragraph" style:parent-style-name="Text_20_body" style:list-style-name="L9">
      <style:paragraph-properties fo:margin-left="0cm" fo:margin-right="0cm" fo:margin-top="0cm" fo:margin-bottom="0cm" style:contextual-spacing="false" fo:text-indent="0cm" style:auto-text-indent="false"/>
    </style:style>
    <style:style style:name="P23" style:family="paragraph" style:parent-style-name="Text_20_body" style:list-style-name="L9">
      <style:paragraph-properties fo:margin-left="0cm" fo:margin-right="0cm" fo:margin-top="0cm" fo:margin-bottom="0cm" style:contextual-spacing="false" fo:text-indent="0cm" style:auto-text-indent="false"/>
      <style:text-properties style:font-name="Arial"/>
    </style:style>
    <style:style style:name="P24" style:family="paragraph" style:parent-style-name="Text_20_body" style:list-style-name="L9">
      <style:paragraph-properties fo:margin-left="0cm" fo:margin-right="0cm" fo:text-indent="0cm" style:auto-text-indent="false"/>
      <style:text-properties style:font-name="Arial"/>
    </style:style>
    <style:style style:name="P25" style:family="paragraph" style:parent-style-name="Standard">
      <style:text-properties style:font-name="Arial"/>
    </style:style>
    <style:style style:name="T1" style:family="text">
      <style:text-properties style:font-name="Ari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Priorización de Funcionalidades MVP</text:h>
      <text:p text:style-name="P2">Para maximizar el impacto con el tiempo disponible, he organizado las funcionalidades en tres niveles de prioridad:</text:p>
      <text:h text:style-name="P3" text:outline-level="4">Nivel 1: Funcionalidades Esenciales (MVP Básico)</text:h>
      <text:list text:style-name="L1">
        <text:list-item>
          <text:p text:style-name="P4">Autenticación básica con Firebase Auth</text:p>
        </text:list-item>
        <text:list-item>
          <text:p text:style-name="P4">Sistema de contadores personalizados básico</text:p>
        </text:list-item>
        <text:list-item>
          <text:p text:style-name="P4">Registro de tiempo para actividades</text:p>
        </text:list-item>
        <text:list-item>
          <text:p text:style-name="P5">Interfaz básica de usuario</text:p>
        </text:list-item>
      </text:list>
      <text:h text:style-name="P3" text:outline-level="4">Nivel 2: Funcionalidades Importantes</text:h>
      <text:list text:style-name="L2">
        <text:list-item>
          <text:p text:style-name="P6">Categorización de actividades</text:p>
        </text:list-item>
        <text:list-item>
          <text:p text:style-name="P6">Seguimiento de progreso hacia objetivos</text:p>
        </text:list-item>
        <text:list-item>
          <text:p text:style-name="P6">Persistencia de datos con Firestore</text:p>
        </text:list-item>
        <text:list-item>
          <text:p text:style-name="P7">Estadísticas básicas de uso</text:p>
        </text:list-item>
      </text:list>
      <text:h text:style-name="P3" text:outline-level="4">Nivel 3: Funcionalidades Adicionales</text:h>
      <text:list text:style-name="L3">
        <text:list-item>
          <text:p text:style-name="P8">Características de accesibilidad</text:p>
        </text:list-item>
        <text:list-item>
          <text:p text:style-name="P8">Personalización de elementos visuales</text:p>
        </text:list-item>
        <text:list-item>
          <text:p text:style-name="P8">Navegación simplificada</text:p>
        </text:list-item>
        <text:list-item>
          <text:p text:style-name="P9">Estadísticas avanzadas</text:p>
        </text:list-item>
      </text:list>
      <text:p text:style-name="P2">Para visualizar mejor la estructura y relaciones entre componentes, aquí está el diagrama de la arquitectura propuesta:</text:p>
      <text:section text:style-name="Sect1" text:name="d1739980806161-mermaid">
        <text:p text:style-name="P2">Nivel 3: Funcionalidades Adicionales</text:p>
        <text:p text:style-name="P2">Nivel 2: Funcionalidades Importantes</text:p>
        <text:p text:style-name="P2">Nivel 1: MVP Básico</text:p>
        <text:p text:style-name="P2">Autenticación Firebase</text:p>
        <text:p text:style-name="P2">Sistema de Contadores</text:p>
        <text:p text:style-name="P2">Registro de Tiempo</text:p>
        <text:p text:style-name="P2">Interfaz Básica</text:p>
        <text:p text:style-name="P2">Categorización</text:p>
        <text:p text:style-name="P2">Seguimiento de Progreso</text:p>
        <text:p text:style-name="P2">Persistencia Firestore</text:p>
        <text:p text:style-name="P2">Estadísticas Básicas</text:p>
        <text:p text:style-name="P2">Características de Accesibilidad</text:p>
        <text:p text:style-name="P2">Personalización Visual</text:p>
        <text:p text:style-name="P2">Navegación Simplificada</text:p>
        <text:p text:style-name="P2"><text:soft-page-break/>Estadísticas Avanzadas</text:p>
      </text:section>
      <text:p text:style-name="P2">Thoughts</text:p>
      <text:p text:style-name="P2">El diagrama muestra la progresión del desarrollo, donde:</text:p>
      <text:list text:style-name="L4">
        <text:list-item>
          <text:p text:style-name="P10">Los componentes en azul representan el MVP básico, esencial para el lanzamiento inicial</text:p>
        </text:list-item>
        <text:list-item>
          <text:p text:style-name="P10">Los componentes en naranja son funcionalidades importantes que se implementarán posteriormente</text:p>
        </text:list-item>
        <text:list-item>
          <text:p text:style-name="P10">Los componentes en morado son funcionalidades adicionales que enriquecerán la aplicación</text:p>
        </text:list-item>
        <text:list-item>
          <text:p text:style-name="P11">Las flechas indican las dependencias entre componentes, mostrando el orden óptimo de implementación</text:p>
        </text:list-item>
      </text:list>
      <text:h text:style-name="P12" text:outline-level="3">Plan de Desarrollo Temporal</text:h>
      <text:p text:style-name="P2">Con dos o tres horas semanales disponibles, te propongo el siguiente plan de desarrollo:</text:p>
      <text:h text:style-name="P3" text:outline-level="4">Semana 1-4: MVP Básico</text:h>
      <text:list text:style-name="L5">
        <text:list-item>
          <text:p text:style-name="P13">Implementar autenticación con Firebase Auth</text:p>
        </text:list-item>
        <text:list-item>
          <text:p text:style-name="P13">Desarrollar sistema básico de contadores</text:p>
        </text:list-item>
        <text:list-item>
          <text:p text:style-name="P13">Crear interfaz básica de usuario</text:p>
        </text:list-item>
        <text:list-item>
          <text:p text:style-name="P14">Implementar registro de tiempo</text:p>
        </text:list-item>
      </text:list>
      <text:h text:style-name="P3" text:outline-level="4">Semana 5-8: Funcionalidades Importantes</text:h>
      <text:list text:style-name="L6">
        <text:list-item>
          <text:p text:style-name="P15">Implementar categorización de actividades</text:p>
        </text:list-item>
        <text:list-item>
          <text:p text:style-name="P15">Desarrollar seguimiento de progreso</text:p>
        </text:list-item>
        <text:list-item>
          <text:p text:style-name="P15">Configurar persistencia con Firestore</text:p>
        </text:list-item>
        <text:list-item>
          <text:p text:style-name="P16">Agregar estadísticas básicas</text:p>
        </text:list-item>
      </text:list>
      <text:h text:style-name="P3" text:outline-level="4">Semana 9-12: Funcionalidades Adicionales</text:h>
      <text:list text:style-name="L7">
        <text:list-item>
          <text:p text:style-name="P17">Implementar características de accesibilidad</text:p>
        </text:list-item>
        <text:list-item>
          <text:p text:style-name="P17">Desarrollar personalización visual</text:p>
        </text:list-item>
        <text:list-item>
          <text:p text:style-name="P17">Mejorar navegación</text:p>
        </text:list-item>
        <text:list-item>
          <text:p text:style-name="P18">Agregar estadísticas avanzadas</text:p>
        </text:list-item>
      </text:list>
      <text:h text:style-name="P12" text:outline-level="3">Recomendaciones de Implementación</text:h>
      <text:list text:style-name="L8">
        <text:list-item>
          <text:p text:style-name="P19"><text:span text:style-name="Strong_20_Emphasis"><text:span text:style-name="T1">Desarrollo Incremental</text:span></text:span></text:p>
          <text:list>
            <text:list-item>
              <text:p text:style-name="P20">Implementa una funcionalidad a la vez</text:p>
            </text:list-item>
            <text:list-item>
              <text:p text:style-name="P20">Prueba exhaustivamente antes de pasar a la siguiente</text:p>
            </text:list-item>
            <text:list-item>
              <text:p text:style-name="P20">Mantén el código limpio y documentado</text:p>
            </text:list-item>
          </text:list>
        </text:list-item>
        <text:list-item>
          <text:p text:style-name="P19"><text:span text:style-name="Strong_20_Emphasis"><text:span text:style-name="T1">Arquitectura</text:span></text:span></text:p>
          <text:list>
            <text:list-item>
              <text:p text:style-name="P20">Utiliza MVP como patrón de arquitectura </text:p>
              <text:p text:style-name="P19"><text:a xlink:type="simple" xlink:href="https://stackoverflow.com/questions/66540572/how-to-add-data-to-firestore-in-android-using-mvp-architecture" office:target-frame-name="_blank" xlink:show="new" text:style-name="Internet_20_link" text:visited-style-name="Visited_20_Internet_20_Link"><text:span text:style-name="T1">stackoverflow.com</text:span></text:a></text:p>
            </text:list-item>
            <text:list-item>
              <text:p text:style-name="P20">Implementa una capa de datos separada para Firebase</text:p>
            </text:list-item>
            <text:list-item>
              <text:p text:style-name="P20">Mantén la interfaz de usuario modular</text:p>
            </text:list-item>
          </text:list>
        </text:list-item>
        <text:list-item>
          <text:p text:style-name="P19"><text:soft-page-break/><text:span text:style-name="Strong_20_Emphasis"><text:span text:style-name="T1">Testing</text:span></text:span></text:p>
          <text:list>
            <text:list-item>
              <text:p text:style-name="P20">Realiza pruebas unitarias básicas</text:p>
            </text:list-item>
            <text:list-item>
              <text:p text:style-name="P20">Implementa pruebas de integración</text:p>
            </text:list-item>
            <text:list-item>
              <text:p text:style-name="P21">Prueba la accesibilidad regularmente</text:p>
            </text:list-item>
          </text:list>
        </text:list-item>
      </text:list>
      <text:h text:style-name="P12" text:outline-level="3">Consideraciones Adicionales</text:h>
      <text:list text:style-name="L9">
        <text:list-item>
          <text:p text:style-name="P22"><text:span text:style-name="Strong_20_Emphasis"><text:span text:style-name="T1">Firebase</text:span></text:span></text:p>
          <text:list>
            <text:list-item>
              <text:p text:style-name="P23">Utiliza el plan gratuito de Firebase inicialmente </text:p>
              <text:p text:style-name="P22"><text:a xlink:type="simple" xlink:href="https://decode.agency/article/best-mobile-app-development-tech-stack/" office:target-frame-name="_blank" xlink:show="new" text:style-name="Internet_20_link" text:visited-style-name="Visited_20_Internet_20_Link"><text:span text:style-name="T1">decode.agency</text:span></text:a></text:p>
            </text:list-item>
            <text:list-item>
              <text:p text:style-name="P23">Implementa Firebase Auth para la autenticación</text:p>
            </text:list-item>
            <text:list-item>
              <text:p text:style-name="P23">Utiliza Firestore para el almacenamiento de datos</text:p>
            </text:list-item>
          </text:list>
        </text:list-item>
        <text:list-item>
          <text:p text:style-name="P22"><text:span text:style-name="Strong_20_Emphasis"><text:span text:style-name="T1">Accesibilidad</text:span></text:span></text:p>
          <text:list>
            <text:list-item>
              <text:p text:style-name="P23">Implementa características básicas de accesibilidad desde el principio</text:p>
            </text:list-item>
            <text:list-item>
              <text:p text:style-name="P23">Utiliza componentes de Jetpack Compose que tienen accesibilidad integrada </text:p>
              <text:p text:style-name="P22"><text:a xlink:type="simple" xlink:href="https://decode.agency/article/best-mobile-app-development-tech-stack/" office:target-frame-name="_blank" xlink:show="new" text:style-name="Internet_20_link" text:visited-style-name="Visited_20_Internet_20_Link"><text:span text:style-name="T1">decode.agency</text:span></text:a></text:p>
            </text:list-item>
            <text:list-item>
              <text:p text:style-name="P24">Prueba con diferentes dispositivos y configuraciones</text:p>
            </text:list-item>
          </text:list>
        </text:list-item>
      </text:list>
      <text:p text:style-name="P2">Este plan te permitirá desarrollar un MVP funcional y escalable, manteniendo un ritmo de desarrollo sostenible con tu disponibilidad de tiempo. La priorización asegura que tengas una aplicación usable lo antes posible, mientras que la estructura modular facilita la adición de funcionalidades en el futuro.</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5T17:22:00.354007246</meta:creation-date>
    <dc:date>2025-02-19T17:04:57.173000000</dc:date>
    <meta:editing-duration>PT4M6S</meta:editing-duration>
    <meta:editing-cycles>3</meta:editing-cycles>
    <meta:generator>LibreOffice/24.8.4.2$Windows_X86_64 LibreOffice_project/bb3cfa12c7b1bf994ecc5649a80400d06cd71002</meta:generator>
    <meta:document-statistic meta:table-count="0" meta:image-count="0" meta:object-count="0" meta:page-count="3" meta:paragraph-count="82" meta:word-count="476" meta:character-count="3404" meta:non-whitespace-character-count="3058"/>
  </office:meta>
</office:document-meta>
</file>